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57cm"/>
    </style:style>
    <style:style style:name="co3" style:family="table-column">
      <style:table-column-properties fo:break-before="auto" style:column-width="1.265cm"/>
    </style:style>
    <style:style style:name="co4" style:family="table-column">
      <style:table-column-properties fo:break-before="auto" style:column-width="1.041cm"/>
    </style:style>
    <style:style style:name="co5" style:family="table-column">
      <style:table-column-properties fo:break-before="auto" style:column-width="0.383cm"/>
    </style:style>
    <style:style style:name="co6" style:family="table-column">
      <style:table-column-properties fo:break-before="auto" style:column-width="0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7" table:default-cell-style-name="ce1"/>
        <table:table-row table:style-name="ro1">
          <table:table-cell office:value-type="string" calcext:value-type="string">
            <text:p>Stichpro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E(x)</text:p>
          </table:table-cell>
          <table:table-cell office:value-type="string" calcext:value-type="string">
            <text:p>sig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lein</text:p>
          </table:table-cell>
          <table:table-cell office:value-type="float" office:value="38" calcext:value-type="float">
            <text:p>38</text:p>
          </table:table-cell>
          <table:table-cell office:value-type="float" office:value="4.868" calcext:value-type="float">
            <text:p>4.868</text:p>
          </table:table-cell>
          <table:table-cell office:value-type="float" office:value="1.5968" calcext:value-type="float">
            <text:p>1.5968</text:p>
          </table:table-cell>
          <table:table-cell table:formula="of:=[.D2]/SQRT([.B2])" office:value-type="float" office:value="0.259035165261602" calcext:value-type="float">
            <text:p>0.25903516526160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ttel</text:p>
          </table:table-cell>
          <table:table-cell office:value-type="float" office:value="256" calcext:value-type="float">
            <text:p>256</text:p>
          </table:table-cell>
          <table:table-cell office:value-type="float" office:value="4.832" calcext:value-type="float">
            <text:p>4.832</text:p>
          </table:table-cell>
          <table:table-cell office:value-type="float" office:value="1.6327" calcext:value-type="float">
            <text:p>1.6327</text:p>
          </table:table-cell>
          <table:table-cell table:formula="of:=[.D3]/SQRT([.B3])" office:value-type="float" office:value="0.10204375" calcext:value-type="float">
            <text:p>0.1020437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ß</text:p>
          </table:table-cell>
          <table:table-cell office:value-type="float" office:value="2560" calcext:value-type="float">
            <text:p>2560</text:p>
          </table:table-cell>
          <table:table-cell office:value-type="float" office:value="4.915" calcext:value-type="float">
            <text:p>4.915</text:p>
          </table:table-cell>
          <table:table-cell office:value-type="float" office:value="1.6237" calcext:value-type="float">
            <text:p>1.6237</text:p>
          </table:table-cell>
          <table:table-cell table:formula="of:=[.D4]/SQRT([.B4])" office:value-type="float" office:value="0.0320911889800962" calcext:value-type="float">
            <text:p>0.03209118898009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41" calcext:value-type="float">
            <text:p>34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542" calcext:value-type="float">
            <text:p>5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605" calcext:value-type="float">
            <text:p>6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503" calcext:value-type="float">
            <text:p>5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3" calcext:value-type="float">
            <text:p>27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00-00-00</text:date>, <text:time style:data-style-name="N2" text:time-value="06:21:19.653742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3T06:21:20.885910670</meta:creation-date>
    <dc:title>Noto Sans</dc:title>
    <meta:editing-duration>PT2H12M12S</meta:editing-duration>
    <meta:editing-cycles>6</meta:editing-cycles>
    <meta:generator>LibreOffice/6.4.0.3$Linux_X86_64 LibreOffice_project/40$Build-3</meta:generator>
    <meta:initial-creator>Yudong Sun</meta:initial-creator>
    <dc:date>2020-03-03T08:53:53.796006388</dc:date>
    <dc:creator>Yudong Sun</dc:creator>
    <meta:document-statistic meta:table-count="1" meta:cell-count="58" meta:object-count="0"/>
    <meta:template xlink:type="simple" xlink:actuate="onRequest" xlink:title="Noto Sans" xlink:href="../../../../../../../../../../home/sunyudong/Templates/Noto%20Sans1.ots" meta:date="2020-03-03T06:21:19.721577426"/>
  </office:meta>
</office:document-meta>
</file>